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left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cm" svg:height="1.512cm" svg:x="2.3cm" svg:y="1cm">
          <text:p text:style-name="P1">VEHIC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7cm" svg:height="14.1cm" svg:x="2.1cm" svg:y="2.5cm">
          <text:p text:style-name="P1">_<text:span text:style-name="T1">id</text:span>: integer primary key autoincrement</text:p>
          <text:p text:style-name="P2"><text:span text:style-name="T2">name</text:span>: text not null</text:p>
          <text:p text:style-name="P2"><text:span text:style-name="T2">color</text:span>: integer not null</text:p>
          <text:p text:style-name="P2"><text:span text:style-name="T2">make: </text:span><text:span text:style-name="T3">text</text:span></text:p>
          <text:p text:style-name="P2"><text:span text:style-name="T2">model: </text:span><text:span text:style-name="T3">text</text:span></text:p>
          <text:p text:style-name="P2"><text:span text:style-name="T2">year: </text:span><text:span text:style-name="T3">integer</text:span></text:p>
          <text:p text:style-name="P2"><text:span text:style-name="T2">licence_plate: </text:span><text:span text:style-name="T3">text</text:span></text:p>
          <text:p text:style-name="P2"><text:span text:style-name="T2">primary</text:span>_<text:span text:style-name="T2">fuel</text:span>: text <text:s/>not null</text:p>
          <text:p text:style-name="P2"><text:span text:style-name="T2">secondary</text:span>_<text:span text:style-name="T2">fuel</text:span>: text</text:p>
          <text:p text:style-name="P2"><text:span text:style-name="T2">purchase</text:span>_<text:span text:style-name="T2">date: </text:span><text:span text:style-name="T3">integer</text:span> </text:p>
          <text:p text:style-name="P2"><text:span text:style-name="T2">purchase</text:span>_<text:span text:style-name="T2">price</text:span>: real</text:p>
          <text:p text:style-name="P2"><text:span text:style-name="T2">purchase</text:span>_<text:span text:style-name="T2">odometer</text:span>: integer </text:p>
          <text:p text:style-name="P2"><text:span text:style-name="T2">purchase</text:span>_<text:span text:style-name="T2">note</text:span>: text</text:p>
          <text:p text:style-name="P2"><text:span text:style-name="T2">sell</text:span>_<text:span text:style-name="T2">date: </text:span><text:span text:style-name="T3">integer</text:span> </text:p>
          <text:p text:style-name="P2"><text:span text:style-name="T2">sell</text:span>_<text:span text:style-name="T2">price</text:span>: real</text:p>
          <text:p text:style-name="P2"><text:span text:style-name="T2">sell</text:span>_<text:span text:style-name="T2">odometer</text:span>: integer </text:p>
          <text:p text:style-name="P2"><text:span text:style-name="T2">sell</text:span>_<text:span text:style-name="T2">nore</text:span>: text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cm" svg:height="1.512cm" svg:x="27.2cm" svg:y="0.923cm">
          <text:p text:style-name="P1">NOTIFICA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7cm" svg:height="14.1cm" svg:x="27cm" svg:y="2.423cm">
          <text:p text:style-name="P1">_<text:span text:style-name="T1">id</text:span>: integer primary key autoincrement</text:p>
          <text:p text:style-name="P2"><text:span text:style-name="T2">activity</text:span>: text not null</text:p>
          <text:p text:style-name="P2"><text:span text:style-name="T2">vehicle_ref</text:span>: integer</text:p>
          <text:p text:style-name="P2"><text:span text:style-name="T2">enabled: </text:span><text:span text:style-name="T3">integer not null</text:span></text:p>
          <text:p text:style-name="P2"><text:span text:style-name="T2">note: </text:span><text:span text:style-name="T3">text</text:span></text:p>
          <text:p text:style-name="P2"><text:span text:style-name="T2">date_due: </text:span><text:span text:style-name="T3">integer</text:span></text:p>
          <text:p text:style-name="P2"><text:span text:style-name="T2">date_repeat: </text:span><text:span text:style-name="T3">integer</text:span></text:p>
          <text:p text:style-name="P2"><text:span text:style-name="T2">date</text:span>_<text:span text:style-name="T2">advance</text:span>: integer</text:p>
          <text:p text:style-name="P2"><text:span text:style-name="T2">period</text:span>_<text:span text:style-name="T2">last</text:span>: integer</text:p>
          <text:p text:style-name="P2"><text:span text:style-name="T2">periof</text:span>_<text:span text:style-name="T2">repeat: </text:span><text:span text:style-name="T3">integer</text:span> </text:p>
          <text:p text:style-name="P2"><text:span text:style-name="T2">period</text:span>_<text:span text:style-name="T2">advance</text:span>: <text:span text:style-name="T3">integer</text:span></text:p>
          <text:p text:style-name="P2"><text:span text:style-name="T2">distance</text:span>_<text:span text:style-name="T2">last</text:span>: integer </text:p>
          <text:p text:style-name="P2"><text:span text:style-name="T2">distance</text:span>_<text:span text:style-name="T2">repeat</text:span>: <text:span text:style-name="T3">integer</text:span></text:p>
          <text:p text:style-name="P2"><text:span text:style-name="T2">distance</text:span>_<text:span text:style-name="T2">advance: </text:span><text:span text:style-name="T3">integer</text:span> 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cm" svg:height="1.512cm" svg:x="48.4cm" svg:y="0.543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7cm" svg:height="14.1cm" svg:x="48.2cm" svg:y="2.043cm">
          <text:p text:style-name="P1">_<text:span text:style-name="T1">id</text:span>: integer primary key autoincrement</text:p>
          <text:p text:style-name="P2"><text:span text:style-name="T2">vehicle_ref</text:span>: integer</text:p>
          <text:p text:style-name="P2"><text:span text:style-name="T2">event_date: </text:span><text:span text:style-name="T3">integer not null</text:span></text:p>
          <text:p text:style-name="P2"><text:span text:style-name="T2">event_type: </text:span><text:span text:style-name="T3">text</text:span></text:p>
          <text:p text:style-name="P2"><text:span text:style-name="T2">cost: </text:span><text:span text:style-name="T3">integer</text:span></text:p>
          <text:p text:style-name="P2"><text:span text:style-name="T2">odometer: </text:span><text:span text:style-name="T3">integer</text:span></text:p>
          <text:p text:style-name="P2"><text:span text:style-name="T2">note</text:span>: integer</text:p>
          <text:p text:style-name="P2">fuel: integer</text:p>
          <text:p text:style-name="P2"><text:span text:style-name="T2">quantity: </text:span><text:span text:style-name="T3">integer</text:span> </text:p>
          <text:p text:style-name="P2">price: <text:span text:style-name="T3">integer</text:span></text:p>
          <text:p text:style-name="P2"><text:span text:style-name="T2">distance</text:span>_<text:span text:style-name="T2">last</text:span>: integer </text:p>
          <text:p text:style-name="P2"><text:span text:style-name="T2">distance</text:span>_<text:span text:style-name="T2">repeat</text:span>: <text:span text:style-name="T3">integer</text:span></text:p>
          <text:p text:style-name="P2"><text:span text:style-name="T2">distance</text:span>_<text:span text:style-name="T2">advance: </text:span><text:span text:style-name="T3">integer</text:span> 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143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4T22:47:29.45</meta:creation-date>
    <dc:date>2013-07-07T14:12:11.30</dc:date>
    <meta:editing-duration>P1DT1H11M6S</meta:editing-duration>
    <meta:editing-cycles>18</meta:editing-cycles>
    <meta:generator>LibreOffice/4.0.2.2$Windows_x86 LibreOffice_project/4c82dcdd6efcd48b1d8bba66bfe1989deee49c3</meta:generator>
    <meta:document-statistic meta:object-count="6"/>
  </office:meta>
</office:document-meta>
</file>